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BF000000BBB4E10E27.png" manifest:media-type="image/png"/>
  <manifest:file-entry manifest:full-path="Pictures/10000201000001DD000000E30D98A78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textarea-horizontal-align="left" draw:auto-grow-height="true" draw:auto-grow-width="false" fo:min-height="3.891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2.629cm" svg:height="6.009cm" svg:x="6.278cm" svg:y="6.067cm">
          <draw:image xlink:href="Pictures/10000201000001DD000000E30D98A78A.png" xlink:type="simple" xlink:show="embed" xlink:actuate="onLoad">
            <text:p/>
          </draw:image>
        </draw:frame>
        <draw:frame draw:style-name="gr1" draw:text-style-name="P1" xml:id="id1" draw:id="id1" draw:layer="layout" svg:width="4.281cm" svg:height="4.191cm" svg:x="1.629cm" svg:y="1.381cm">
          <draw:image xlink:href="Pictures/10000201000000BF000000BBB4E10E27.png" xlink:type="simple" xlink:show="embed" xlink:actuate="onLoad">
            <text:p/>
          </draw:image>
        </draw:frame>
        <draw:connector draw:style-name="gr2" draw:text-style-name="P1" draw:layer="layout" svg:x1="3.769cm" svg:y1="5.572cm" svg:x2="6.278cm" svg:y2="9.071cm" draw:start-shape="id1" draw:start-glue-point="2" draw:end-shape="id2" draw:end-glue-point="3" svg:d="M3769 5572v3499h2509" svg:viewBox="0 0 2510 3500">
          <text:p/>
        </draw:connector>
        <draw:frame draw:style-name="gr3" draw:text-style-name="P2" draw:layer="layout" svg:width="12.533cm" svg:height="4.417cm" svg:x="6.334cm" svg:y="1.381cm">
          <draw:text-box>
            <text:p text:style-name="P2"><text:span text:style-name="T1">Selecting the print function will display the operating systems default print dialog window. Here, the user has the choice to preview as a PDF or to print it. This print function is primarily going to be used for printing and exporting Loan invoices, but will also be incorporated into the display records layout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9T11:15:51.362000000</meta:creation-date>
    <dc:date>2014-12-01T13:30:35.623100000</dc:date>
    <meta:editing-duration>PT29M</meta:editing-duration>
    <meta:editing-cycles>5</meta:editing-cycles>
    <meta:generator>LibreOffice/4.3.2.2$MacOSX_x86 LibreOffice_project/edfb5295ba211bd31ad47d0bad0118690f76407d</meta:generator>
    <meta:document-statistic meta:object-count="4"/>
  </office:meta>
</office:document-meta>
</file>